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1A00000019F4E49740.png" manifest:media-type="image/png"/>
  <manifest:file-entry manifest:full-path="Pictures/10000549000002B0000002B02AE5CE9E.svg" manifest:media-type="image/svg+xml"/>
  <manifest:file-entry manifest:full-path="Pictures/1000065D00000295000002952832A891.svg" manifest:media-type="image/svg+xml"/>
  <manifest:file-entry manifest:full-path="Pictures/100000010000001900000019B8C10AD3.png" manifest:media-type="image/png"/>
  <manifest:file-entry manifest:full-path="Pictures/100000010000001900000019AF7A9E8A.png" manifest:media-type="image/png"/>
  <manifest:file-entry manifest:full-path="Pictures/1000081300000295000002955DF0481D.svg" manifest:media-type="image/svg+xml"/>
  <manifest:file-entry manifest:full-path="Pictures/100000010000001A0000001ABCF012F9.png" manifest:media-type="image/png"/>
  <manifest:file-entry manifest:full-path="Pictures/100003A5000002B000000295B08CFC52.svg" manifest:media-type="image/svg+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5617" officeooo:paragraph-rsid="001956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– 4</text:p>
      <text:p text:style-name="P1"><text:a xlink:type="simple" xlink:href="https://lineicons.com/" text:style-name="Internet_20_link" text:visited-style-name="Visited_20_Internet_20_Link">https://lineicons.com/</text:a></text:p>
      <text:p text:style-name="P1">“lineicons5-free-pakage.zip” on Sunday, August 31, 2025</text:p>
      <text:p text:style-name="P1">alarm-1.svg</text:p>
      <text:p text:style-name="P1"><draw:frame draw:style-name="fr1" draw:name="Image1" text:anchor-type="char" svg:x="0.071cm" svg:y="0.15cm" svg:width="0.661cm" svg:height="0.661cm" draw:z-index="0"><draw:image xlink:href="Pictures/1000065D00000295000002952832A891.svg" xlink:type="simple" xlink:show="embed" xlink:actuate="onLoad" draw:mime-type="image/svg+xml"/><draw:image xlink:href="Pictures/100000010000001900000019AF7A9E8A.png" xlink:type="simple" xlink:show="embed" xlink:actuate="onLoad" draw:mime-type="image/png"/></draw:frame></text:p>
      <text:p text:style-name="P1"/>
      <text:p text:style-name="P1">calendar-days.svg</text:p>
      <text:p text:style-name="P1"><draw:frame draw:style-name="fr1" draw:name="Image2" text:anchor-type="char" svg:x="0.071cm" svg:y="0.183cm" svg:width="0.661cm" svg:height="0.661cm" draw:z-index="1"><draw:image xlink:href="Pictures/1000081300000295000002955DF0481D.svg" xlink:type="simple" xlink:show="embed" xlink:actuate="onLoad" draw:mime-type="image/svg+xml"/><draw:image xlink:href="Pictures/100000010000001900000019B8C10AD3.png" xlink:type="simple" xlink:show="embed" xlink:actuate="onLoad" draw:mime-type="image/png"/></draw:frame></text:p>
      <text:p text:style-name="P1"/>
      <text:p text:style-name="P1">map-marker-5.svg</text:p>
      <text:p text:style-name="P1"><draw:frame draw:style-name="fr1" draw:name="Image4" text:anchor-type="char" svg:x="0.104cm" svg:y="0.143cm" svg:width="0.688cm" svg:height="0.688cm" draw:z-index="3"><draw:image xlink:href="Pictures/10000549000002B0000002B02AE5CE9E.svg" xlink:type="simple" xlink:show="embed" xlink:actuate="onLoad" draw:mime-type="image/svg+xml"/><draw:image xlink:href="Pictures/100000010000001A0000001ABCF012F9.png" xlink:type="simple" xlink:show="embed" xlink:actuate="onLoad" draw:mime-type="image/png"/></draw:frame></text:p>
      <text:p text:style-name="P1"/>
      <text:p text:style-name="P1">mountains-2.svg</text:p>
      <text:p text:style-name="P1"><draw:frame draw:style-name="fr1" draw:name="Image3" text:anchor-type="char" svg:x="0.127cm" svg:y="0.03cm" svg:width="0.688cm" svg:height="0.688cm" draw:z-index="2"><draw:image xlink:href="Pictures/100003A5000002B000000295B08CFC52.svg" xlink:type="simple" xlink:show="embed" xlink:actuate="onLoad" draw:mime-type="image/svg+xml"/><draw:image xlink:href="Pictures/100000010000001A00000019F4E49740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1T17:01:09.917970100</meta:creation-date>
    <dc:date>2025-09-01T17:07:15.617570000</dc:date>
    <meta:editing-duration>PT6M7S</meta:editing-duration>
    <meta:editing-cycles>1</meta:editing-cycles>
    <meta:document-statistic meta:table-count="0" meta:image-count="4" meta:object-count="0" meta:page-count="1" meta:paragraph-count="7" meta:word-count="13" meta:character-count="141" meta:non-whitespace-character-count="134"/>
    <meta:generator>LibreOffice/25.2.4.3$Windows_X86_64 LibreOffice_project/33e196637044ead23f5c3226cde09b47731f7e27</meta:generator>
  </office:meta>
</office:document-meta>
</file>